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4C000006AA4E7325DD3E12110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12cm" draw:marker-start-width="0.517cm" draw:marker-end-width="0.517cm" draw:fill="none" draw:textarea-horizontal-align="justify" draw:textarea-vertical-align="middle" draw:auto-grow-height="false" fo:min-height="27.346cm" fo:min-width="18.396cm" fo:padding-top="0.23cm" fo:padding-bottom="0.23cm" fo:padding-left="0.355cm" fo:padding-right="0.355cm"/>
    </style:style>
    <style:style style:name="gr3" style:family="graphic" style:parent-style-name="standard">
      <style:graphic-properties svg:stroke-width="0.106cm" svg:stroke-color="#81d41a" draw:marker-start-width="0.359cm" draw:marker-end-width="0.359cm" draw:fill="none" draw:textarea-horizontal-align="justify" draw:textarea-vertical-align="middle" draw:auto-grow-height="false" fo:min-height="12.85cm" fo:min-width="17.6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81d41a" draw:marker-start-width="0.359cm" draw:marker-end-width="0.359cm" draw:fill="none" draw:textarea-horizontal-align="justify" draw:textarea-vertical-align="middle" draw:auto-grow-height="false" fo:min-height="1.75cm" fo:min-width="17.6cm" fo:padding-top="0.178cm" fo:padding-bottom="0.178cm" fo:padding-left="0.303cm" fo:padding-right="0.303cm"/>
    </style:style>
    <style:style style:name="gr5" style:family="graphic" style:parent-style-name="standard">
      <style:graphic-properties svg:stroke-width="0.035cm" svg:stroke-color="#ff4000" draw:marker-start-width="0.252cm" draw:marker-end-width="0.252cm" draw:fill="none" draw:textarea-horizontal-align="justify" draw:textarea-vertical-align="middle" draw:auto-grow-height="false" fo:min-height="7.95cm" fo:min-width="16.9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ff4000" draw:marker-start-width="0.252cm" draw:marker-end-width="0.252cm" draw:fill="none" draw:textarea-horizontal-align="justify" draw:textarea-vertical-align="middle" draw:auto-grow-height="false" fo:min-height="3.65cm" fo:min-width="16.9cm" fo:padding-top="0.142cm" fo:padding-bottom="0.142cm" fo:padding-left="0.267cm" fo:padding-right="0.267cm"/>
    </style:style>
    <style:style style:name="gr7" style:family="graphic" style:parent-style-name="standard">
      <style:graphic-properties svg:stroke-width="0.106cm" svg:stroke-color="#81d41a" draw:marker-start-width="0.359cm" draw:marker-end-width="0.359cm" draw:fill="none" draw:textarea-horizontal-align="justify" draw:textarea-vertical-align="middle" draw:auto-grow-height="false" fo:min-height="10.85cm" fo:min-width="17.5cm" fo:padding-top="0.178cm" fo:padding-bottom="0.178cm" fo:padding-left="0.303cm" fo:padding-right="0.303cm"/>
    </style:style>
    <style:style style:name="gr8" style:family="graphic" style:parent-style-name="standard">
      <style:graphic-properties svg:stroke-width="0.035cm" svg:stroke-color="#ff4000" draw:marker-start-width="0.252cm" draw:marker-end-width="0.252cm" draw:fill="none" draw:textarea-horizontal-align="justify" draw:textarea-vertical-align="middle" draw:auto-grow-height="false" fo:min-height="10.416cm" fo:min-width="6.066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svg:stroke-color="#ff4000" draw:marker-start-width="0.252cm" draw:marker-end-width="0.252cm" draw:fill="none" draw:textarea-horizontal-align="justify" draw:textarea-vertical-align="middle" draw:auto-grow-height="false" fo:min-height="10.416cm" fo:min-width="5.566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svg:stroke-width="0.035cm" svg:stroke-color="#ff4000" draw:marker-start-width="0.252cm" draw:marker-end-width="0.252cm" draw:fill="none" draw:textarea-horizontal-align="justify" draw:textarea-vertical-align="middle" draw:auto-grow-height="false" fo:min-height="10.416cm" fo:min-width="4.066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draw:stroke="dash" draw:stroke-dash="Dot" svg:stroke-width="0.081cm" svg:stroke-color="#800080" draw:marker-start-width="0.321cm" draw:marker-end-width="0.321cm" draw:fill="none" draw:textarea-horizontal-align="justify" draw:textarea-vertical-align="middle" draw:auto-grow-height="false" fo:min-height="7.67cm" fo:min-width="5.72cm" fo:padding-top="0.165cm" fo:padding-bottom="0.165cm" fo:padding-left="0.29cm" fo:padding-right="0.29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2.05cm" fo:min-width="5.8cm"/>
    </style:style>
    <style:style style:name="gr13" style:family="graphic" style:parent-style-name="standard">
      <style:graphic-properties svg:stroke-color="#650953" draw:fill="none" draw:textarea-horizontal-align="justify" draw:textarea-vertical-align="middle" draw:auto-grow-height="false" fo:min-height="0.45cm" fo:min-width="5.5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25cm" fo:min-width="1.6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25cm" fo:min-width="0.8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25cm" fo:min-width="0.2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25cm" fo:min-width="0.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859cm" svg:height="27.699cm" svg:x="1.141cm" svg:y="1.001cm">
          <draw:image xlink:href="Pictures/100002010000044C000006AA4E7325DD3E12110C.png" xlink:type="simple" xlink:show="embed" xlink:actuate="onLoad" loext:mime-type="image/png">
            <text:p/>
          </draw:image>
        </draw:frame>
        <draw:custom-shape draw:style-name="gr2" draw:text-style-name="P2" draw:layer="layout" svg:width="19cm" svg:height="27.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8.1cm" svg:height="13.1cm" svg:x="1.4cm" svg:y="3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8.1cm" svg:height="2cm" svg:x="1.4cm" svg:y="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7.4cm" svg:height="8.2cm" svg:x="1.8cm" svg:y="4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7.4cm" svg:height="3.9cm" svg:x="1.8cm" svg:y="12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8cm" svg:height="11.1cm" svg:x="1.5cm" svg:y="17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6.6cm" svg:height="10.7cm" svg:x="1.7cm" svg:y="17.4cm"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1cm" svg:height="10.7cm" svg:x="8.4cm" svg:y="17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6cm" svg:height="10.7cm" svg:x="14.7cm" svg:y="17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6.3cm" svg:height="8cm" svg:x="1.9cm" svg:y="17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.3cm" svg:height="2.3cm" svg:x="1.9cm" svg:y="25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6cm" svg:height="0.7cm" svg:x="2.1cm" svg:y="25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6cm" svg:height="0.7cm" svg:x="2.1cm" svg:y="26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6cm" svg:height="0.7cm" svg:x="2.1cm" svg:y="27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1cm" svg:height="0.5cm" svg:x="2.3cm" svg:y="27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1cm" svg:height="0.5cm" svg:x="4.4cm" svg:y="27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3cm" svg:height="0.5cm" svg:x="2.2cm" svg:y="25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7cm" svg:height="0.5cm" svg:x="3.5cm" svg:y="25.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.2cm" svg:height="0.5cm" svg:x="4.1cm" svg:y="25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9T00:32:28.435877103</meta:creation-date>
    <dc:date>2022-09-09T02:13:37.387094834</dc:date>
    <meta:editing-duration>PT1H20M3S</meta:editing-duration>
    <meta:editing-cycles>1</meta:editing-cycles>
    <meta:document-statistic meta:object-count="20"/>
    <meta:generator>LibreOffice/6.4.7.2$Linux_X86_64 LibreOffice_project/40$Build-2</meta:generator>
  </office:meta>
</office:document-meta>
</file>